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Header" style:master-page-name="">
      <loext:graphic-properties draw:fill="none"/>
      <style:paragraph-properties fo:margin-left="-0.3752in" fo:margin-right="-0.3118in" fo:text-indent="0in" style:auto-text-indent="false" style:page-number="auto" fo:background-color="transparent" text:number-lines="false" text:line-number="0">
        <style:tab-stops>
          <style:tab-stop style:position="0.0591in"/>
          <style:tab-stop style:position="3.3465in" style:type="center"/>
          <style:tab-stop style:position="7.1602in"/>
          <style:tab-stop style:position="7.3736in" style:type="right"/>
        </style:tab-stops>
      </style:paragraph-properties>
    </style:style>
    <style:style style:name="P2" style:family="paragraph" style:parent-style-name="Standard">
      <style:paragraph-properties fo:text-align="justify" style:justify-single-word="false"/>
      <style:text-properties officeooo:rsid="001731d8" officeooo:paragraph-rsid="001731d8"/>
    </style:style>
    <style:style style:name="P3" style:family="paragraph" style:parent-style-name="Standard">
      <style:paragraph-properties fo:text-align="justify" style:justify-single-word="false"/>
      <style:text-properties officeooo:rsid="00189ee0" officeooo:paragraph-rsid="0019ffdb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89ee0" officeooo:paragraph-rsid="0019ffdb"/>
    </style:style>
    <style:style style:name="P5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1d2605" officeooo:paragraph-rsid="001d2605" style:font-size-asian="18pt" style:font-size-complex="18pt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officeooo:rsid="001d2605" officeooo:paragraph-rsid="001d2605" style:font-size-asian="10.5pt" style:font-size-complex="12pt"/>
    </style:style>
    <style:style style:name="P7" style:family="paragraph" style:parent-style-name="Standard">
      <style:paragraph-properties fo:text-align="justify" style:justify-single-word="false"/>
      <style:text-properties fo:font-size="12pt" officeooo:rsid="00189ee0" officeooo:paragraph-rsid="0019ffdb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5pt" style:text-underline-style="none" officeooo:rsid="001d2605" officeooo:paragraph-rsid="001e0d75" style:font-size-asian="15pt" style:font-size-complex="15pt"/>
    </style:style>
    <style:style style:name="P9" style:family="paragraph" style:parent-style-name="Standard">
      <style:paragraph-properties fo:text-align="start" style:justify-single-word="false"/>
      <style:text-properties fo:font-size="15pt" style:text-underline-style="none" officeooo:rsid="001d2605" officeooo:paragraph-rsid="0020631f" style:font-size-asian="15pt" style:font-size-complex="15pt"/>
    </style:style>
    <style:style style:name="P10" style:family="paragraph" style:parent-style-name="Standard">
      <style:paragraph-properties fo:text-align="start" style:justify-single-word="false"/>
      <style:text-properties fo:font-size="15pt" style:text-underline-style="none" officeooo:rsid="001d2605" officeooo:paragraph-rsid="002227f6" style:font-size-asian="15pt" style:font-size-complex="15pt"/>
    </style:style>
    <style:style style:name="P11" style:family="paragraph" style:parent-style-name="Standard">
      <style:paragraph-properties fo:text-align="start" style:justify-single-word="false"/>
      <style:text-properties style:text-position="0% 100%" fo:font-size="15pt" style:text-underline-style="none" officeooo:rsid="002227f6" officeooo:paragraph-rsid="002227f6" style:font-size-asian="15pt" style:font-size-complex="15pt"/>
    </style:style>
    <style:style style:name="P12" style:family="paragraph" style:parent-style-name="Standard">
      <style:paragraph-properties fo:text-align="start" style:justify-single-word="false"/>
      <style:text-properties style:text-position="0% 100%" fo:font-size="12pt" style:text-underline-style="none" officeooo:rsid="001e900c" officeooo:paragraph-rsid="001e900c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text-position="0% 100%" fo:font-size="12pt" style:text-underline-style="none" officeooo:rsid="001f6871" officeooo:paragraph-rsid="001f6871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text-position="0% 100%" fo:font-size="12pt" style:text-underline-style="none" officeooo:rsid="0020631f" officeooo:paragraph-rsid="0020631f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text-position="0% 100%" fo:font-size="12pt" style:text-underline-style="none" officeooo:rsid="002227f6" officeooo:paragraph-rsid="002227f6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d2605" officeooo:paragraph-rsid="001d2605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1e0d75" officeooo:paragraph-rsid="001e0d75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1e900c" officeooo:paragraph-rsid="001e900c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1f6871" officeooo:paragraph-rsid="001f6871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20631f" officeooo:paragraph-rsid="0020631f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2227f6" officeooo:paragraph-rsid="002227f6" style:font-size-asian="12pt" style:font-weight-asian="normal" style:font-size-complex="12pt" style:font-weight-complex="normal"/>
    </style:style>
    <style:style style:name="P22" style:family="paragraph">
      <loext:graphic-properties draw:fill-color="#1c99e0"/>
      <style:paragraph-properties fo:text-align="center"/>
    </style:style>
    <style:style style:name="T1" style:family="text">
      <style:text-properties fo:font-size="18pt" style:text-underline-style="solid" style:text-underline-width="auto" style:text-underline-color="font-color" officeooo:rsid="001731d8" style:font-size-asian="18pt" style:font-size-complex="18pt"/>
    </style:style>
    <style:style style:name="T2" style:family="text">
      <style:text-properties fo:font-size="18pt" fo:font-weight="normal" officeooo:rsid="0019ffdb" style:font-size-asian="18pt" style:font-weight-asian="normal" style:font-size-complex="18pt" style:font-weight-complex="normal"/>
    </style:style>
    <style:style style:name="T3" style:family="text">
      <style:text-properties officeooo:rsid="00188706"/>
    </style:style>
    <style:style style:name="T4" style:family="text">
      <style:text-properties officeooo:rsid="00189ee0"/>
    </style:style>
    <style:style style:name="T5" style:family="text">
      <style:text-properties style:text-underline-style="solid" style:text-underline-width="auto" style:text-underline-color="font-color" fo:font-weight="bold" officeooo:rsid="0020631f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9ffdb" style:font-weight-asian="normal" style:font-weight-complex="normal"/>
    </style:style>
    <style:style style:name="T9" style:family="text">
      <style:text-properties fo:font-weight="normal" officeooo:rsid="001a4da1" style:font-weight-asian="normal" style:font-weight-complex="normal"/>
    </style:style>
    <style:style style:name="T10" style:family="text">
      <style:text-properties fo:font-weight="normal" officeooo:rsid="0020631f" style:font-weight-asian="normal" style:font-weight-complex="normal"/>
    </style:style>
    <style:style style:name="T11" style:family="text">
      <style:text-properties fo:font-weight="normal" officeooo:rsid="002227f6" style:font-weight-asian="normal" style:font-weight-complex="normal"/>
    </style:style>
    <style:style style:name="T12" style:family="text">
      <style:text-properties fo:font-weight="normal" officeooo:rsid="00232d3d" style:font-weight-asian="normal" style:font-weight-complex="normal"/>
    </style:style>
    <style:style style:name="T13" style:family="text">
      <style:text-properties fo:language="zxx" fo:country="none" fo:font-weight="normal" officeooo:rsid="0019ffdb" style:language-asian="zxx" style:country-asian="none" style:font-weight-asian="normal" style:language-complex="zxx" style:country-complex="none" style:font-weight-complex="normal"/>
    </style:style>
    <style:style style:name="T14" style:family="text">
      <style:text-properties style:text-position="sub 58%" fo:font-weight="normal" style:font-weight-asian="normal" style:font-weight-complex="normal"/>
    </style:style>
    <style:style style:name="T15" style:family="text">
      <style:text-properties style:text-position="sub 58%" fo:font-weight="normal" officeooo:rsid="001e0d75" style:font-weight-asian="normal" style:font-weight-complex="normal"/>
    </style:style>
    <style:style style:name="T16" style:family="text">
      <style:text-properties style:text-position="0% 100%" fo:font-weight="normal" style:font-weight-asian="normal" style:font-weight-complex="normal"/>
    </style:style>
    <style:style style:name="T17" style:family="text">
      <style:text-properties style:text-position="super 58%" fo:font-weight="normal" style:font-weight-asian="normal" style:font-weight-complex="normal"/>
    </style:style>
    <style:style style:name="T18" style:family="text">
      <style:text-properties style:text-position="super 58%" fo:font-weight="normal" officeooo:rsid="001e0d75" style:font-weight-asian="normal" style:font-weight-complex="normal"/>
    </style:style>
    <style:style style:name="T19" style:family="text">
      <style:text-properties style:text-position="super 58%" fo:font-weight="normal" officeooo:rsid="001e900c" style:font-weight-asian="normal" style:font-weight-complex="normal"/>
    </style:style>
    <style:style style:name="gr1" style:family="graphic">
      <style:graphic-properties draw:marker-end="Arrow" draw:marker-end-width="0.0693in" draw:fill-color="#1c99e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A eletroquímica é uma área da química que envolve a produção de energia por meio de reações químicas, por isso, a eletroquímica lida bastante com corrente elétrica e potencial. Nem todas as reações químicas vão gerar corrente sem <text:span text:style-name="T3">ajuda, algumas reações não geram espontaneamente a corrente elétrica e necessitam da ajuda de outra reação. Uma célula eletroquímica é qualquer dispositivo que é produzido corrente elétrica por meio de reação química espontânea ou é usada para forçar uma reação </text:span><text:span text:style-name="T4">não espontânea.</text:span></text:p>
      <text:p text:style-name="P3">A célula eletroquímica também recebeu o nome de <text:span text:style-name="T6">célula galvânica</text:span>, <text:span text:style-name="T7">em homenagem a um grande cientista </text:span><text:span text:style-name="T8">italiano</text:span><text:span text:style-name="T7"> muito experiente nos estudos da eletricidade, </text:span><text:span text:style-name="T8">Luigi Galvani. Enquanto a célula química que tem a função de usar a energia elétrica de si mesma para forçar uma reação química em outra célula, é chamada de célula eletrolítica.</text:span></text:p>
      <text:p text:style-name="P4"><text:span text:style-name="T2">Reações de Oxirredução</text:span><text:span text:style-name="T8"> </text:span></text:p>
      <text:p text:style-name="P3"><text:span text:style-name="T8"><text:tab/>A reação de oxirredução recebe esse nome, pois envolve duas </text:span><text:span text:style-name="T13">semirreações</text:span><text:span text:style-name="T8">, sendo: a oxidação(o aumento do número do NOX ou número de oxidação) e a redução. </text:span><text:span text:style-name="T9">Em uma reação de oxirredução, pelo menos um elemento vai transferir elétrons(perder elétrons, ou seja, uma reação de oxidação) e pelo menos um elemento vai receber elétrons(ganhar elétrons, ou seja, uma reação de redução).</text:span></text:p>
      <text:p text:style-name="P3"><text:span text:style-name="T9"/></text:p>
      <text:p text:style-name="P3"><text:span text:style-name="T9"/></text:p>
      <text:p text:style-name="P3"><text:span text:style-name="T9"/></text:p>
      <text:p text:style-name="P5"><text:span text:style-name="T9">B</text:span><text:span text:style-name="T7">alanceamento Por Oxirredução</text:span></text:p>
      <text:p text:style-name="P16"><text:tab/>O método de balanceamento por oxirredução é o método mais eficiente de balancear uma reação química. Como utilizá-lo?</text:p>
      <text:p text:style-name="P16">Exemplos: </text:p>
      <text:p text:style-name="P6"><draw:line text:anchor-type="paragraph" draw:z-index="0" draw:name="Line 1" draw:style-name="gr1" draw:text-style-name="P22" svg:x1="1.3138in" svg:y1="0.1126in" svg:x2="1.6319in" svg:y2="0.1063in"><text:p/></draw:line><text:span text:style-name="T7">K</text:span><text:span text:style-name="T14">2</text:span><text:span text:style-name="T16">Cr</text:span><text:span text:style-name="T14">2</text:span><text:span text:style-name="T16">O</text:span><text:span text:style-name="T14">7</text:span><text:span text:style-name="T16"> + H</text:span><text:span text:style-name="T14">2</text:span><text:span text:style-name="T16">O + S <text:s text:c="7"/>KOH + Cr</text:span><text:span text:style-name="T14">2</text:span><text:span text:style-name="T16">O</text:span><text:span text:style-name="T14">3</text:span><text:span text:style-name="T16"> + SO</text:span><text:span text:style-name="T14">2</text:span></text:p>
      <text:p text:style-name="P17">O primeiro passo é descobrir o NOX de cada elemento(obs:os números acima dos elementos são os Nox)</text:p>
      <text:p text:style-name="P8"><text:span text:style-name="T16">K</text:span><text:span text:style-name="T18">+1</text:span><text:span text:style-name="T14">2</text:span><text:span text:style-name="T16">Cr</text:span><text:span text:style-name="T18">+6</text:span><text:span text:style-name="T14">2</text:span><text:span text:style-name="T16">O</text:span><text:span text:style-name="T17">-</text:span><text:span text:style-name="T18">2</text:span><text:span text:style-name="T14">7</text:span><text:span text:style-name="T16"> + H</text:span><text:span text:style-name="T18">+1</text:span><text:span text:style-name="T15">2</text:span><text:span text:style-name="T16">O</text:span><text:span text:style-name="T17">-</text:span><text:span text:style-name="T19">2</text:span><text:span text:style-name="T16"> + S</text:span><text:span text:style-name="T18">0</text:span><text:span text:style-name="T17"> </text:span><text:span text:style-name="T16"><text:s/>-→-→ K</text:span><text:span text:style-name="T19">+1</text:span><text:span text:style-name="T16">O</text:span><text:span text:style-name="T17">-</text:span><text:span text:style-name="T19">2</text:span><text:span text:style-name="T16">H</text:span><text:span text:style-name="T19">+1</text:span><text:span text:style-name="T16"> + Cr</text:span><text:span text:style-name="T19">+3</text:span><text:span text:style-name="T14">2</text:span><text:span text:style-name="T16">O</text:span><text:span text:style-name="T17">-</text:span><text:span text:style-name="T19">2</text:span><text:span text:style-name="T14">3</text:span><text:span text:style-name="T16"> + S</text:span><text:span text:style-name="T19">+4</text:span><text:span text:style-name="T16">O</text:span><text:span text:style-name="T17">-</text:span><text:span text:style-name="T19">2</text:span><text:span text:style-name="T14">2</text:span></text:p>
      <text:p text:style-name="P18">O Segundo passo é identificar os elementos que oxidaram e que reduziram</text:p>
      <text:p text:style-name="P19">O Cromo(Cr) sofreu uma redução, variando de +6 para +3;</text:p>
      <text:p text:style-name="P19">O Enxofre(S) sofreu uma oxidação, variando de 0 para +4;</text:p>
      <text:p text:style-name="P13"><text:span text:style-name="T7"/></text:p>
      <text:p text:style-name="P13"><text:span text:style-name="T7">4°passo: Inverter os valores dos elementos que oxidaram e reduziram<text:line-break/>Como o Cromo reduziu e sua variação foi de 3, o 3 será multiplicado por </text:span><text:span text:style-name="T12">2</text:span><text:span text:style-name="T7"> pois esse é o valor </text:span><text:span text:style-name="T10">da quantidade de Cromos. 3 . 2 = </text:span><text:span text:style-name="T5">6</text:span></text:p>
      <text:p text:style-name="P20">Sendo assim, o Enxofre receberá como coeficiente estequiométrico o número 6.</text:p>
      <text:p text:style-name="P20">Como o Enxofre oxidou, o coeficiente estequiométrico do Cromo será a variação do Nox na reação química, ou seja: 4;</text:p>
      <text:p text:style-name="P9"><text:span text:style-name="T10">4</text:span><text:span text:style-name="T7">K</text:span><text:span text:style-name="T18">+1</text:span><text:span text:style-name="T14">2</text:span><text:span text:style-name="T7">Cr</text:span><text:span text:style-name="T18">+6</text:span><text:span text:style-name="T14">2</text:span><text:span text:style-name="T7">O</text:span><text:span text:style-name="T17">-</text:span><text:span text:style-name="T18">2</text:span><text:span text:style-name="T14">7</text:span><text:span text:style-name="T7"> + H</text:span><text:span text:style-name="T18">+1</text:span><text:span text:style-name="T15">2</text:span><text:span text:style-name="T7">O</text:span><text:span text:style-name="T17">-</text:span><text:span text:style-name="T19">2</text:span><text:span text:style-name="T7"> + </text:span><text:span text:style-name="T10">6</text:span><text:span text:style-name="T7">S</text:span><text:span text:style-name="T18">0</text:span><text:span text:style-name="T17"> </text:span><text:span text:style-name="T7"><text:s/>-→-→ K</text:span><text:span text:style-name="T19">+1</text:span><text:span text:style-name="T7">O</text:span><text:span text:style-name="T17">-</text:span><text:span text:style-name="T19">2</text:span><text:span text:style-name="T7">H</text:span><text:span text:style-name="T19">+1</text:span><text:span text:style-name="T7"> + Cr</text:span><text:span text:style-name="T19">+3</text:span><text:span text:style-name="T14">2</text:span><text:span text:style-name="T7">O</text:span><text:span text:style-name="T17">-</text:span><text:span text:style-name="T19">2</text:span><text:span text:style-name="T14">3</text:span><text:span text:style-name="T7"> + S</text:span><text:span text:style-name="T19">+4</text:span><text:span text:style-name="T7">O</text:span><text:span text:style-name="T17">-</text:span><text:span text:style-name="T19">2</text:span><text:span text:style-name="T14">2</text:span></text:p>
      <text:p text:style-name="P14"><text:span text:style-name="T7"/></text:p>
      <text:p text:style-name="P20">5°passo: terminar o balanceamento pelo método da tentativa</text:p>
      <text:p text:style-name="P9"><text:span text:style-name="T10">4</text:span><text:span text:style-name="T7">K</text:span><text:span text:style-name="T18">+1</text:span><text:span text:style-name="T14">2</text:span><text:span text:style-name="T7">Cr</text:span><text:span text:style-name="T18">+6</text:span><text:span text:style-name="T14">2</text:span><text:span text:style-name="T7">O</text:span><text:span text:style-name="T17">-</text:span><text:span text:style-name="T18">2</text:span><text:span text:style-name="T14">7</text:span><text:span text:style-name="T7"> + </text:span><text:span text:style-name="T11">4</text:span><text:span text:style-name="T7">H</text:span><text:span text:style-name="T18">+1</text:span><text:span text:style-name="T15">2</text:span><text:span text:style-name="T7">O</text:span><text:span text:style-name="T17">-</text:span><text:span text:style-name="T19">2</text:span><text:span text:style-name="T7"> + </text:span><text:span text:style-name="T10">6</text:span><text:span text:style-name="T7">S</text:span><text:span text:style-name="T18">0</text:span><text:span text:style-name="T17"> </text:span><text:span text:style-name="T7"><text:s/>-→-→ </text:span><text:span text:style-name="T11">8</text:span><text:span text:style-name="T7">K</text:span><text:span text:style-name="T19">+1</text:span><text:span text:style-name="T7">O</text:span><text:span text:style-name="T17">-</text:span><text:span text:style-name="T19">2</text:span><text:span text:style-name="T7">H</text:span><text:span text:style-name="T19">+1</text:span><text:span text:style-name="T7"> + </text:span><text:span text:style-name="T11">4</text:span><text:span text:style-name="T7">Cr</text:span><text:span text:style-name="T19">+3</text:span><text:span text:style-name="T14">2</text:span><text:span text:style-name="T7">O</text:span><text:span text:style-name="T17">-</text:span><text:span text:style-name="T19">2</text:span><text:span text:style-name="T14">3</text:span><text:span text:style-name="T7"> + </text:span><text:span text:style-name="T11">6</text:span><text:span text:style-name="T7">S</text:span><text:span text:style-name="T19">+4</text:span><text:span text:style-name="T7">O</text:span><text:span text:style-name="T17">-</text:span><text:span text:style-name="T19">2</text:span><text:span text:style-name="T14">2</text:span></text:p>
      <text:p text:style-name="P11"><text:span text:style-name="T7"/></text:p>
      <text:p text:style-name="P21">Para ficar com o menor coeficiente dividimos os coeficientes por 2</text:p>
      <text:p text:style-name="P10"><text:span text:style-name="T11">2</text:span><text:span text:style-name="T7">K</text:span><text:span text:style-name="T18">+1</text:span><text:span text:style-name="T14">2</text:span><text:span text:style-name="T7">Cr</text:span><text:span text:style-name="T18">+6</text:span><text:span text:style-name="T14">2</text:span><text:span text:style-name="T7">O</text:span><text:span text:style-name="T17">-</text:span><text:span text:style-name="T18">2</text:span><text:span text:style-name="T14">7</text:span><text:span text:style-name="T7"> + </text:span><text:span text:style-name="T11">2</text:span><text:span text:style-name="T7">H</text:span><text:span text:style-name="T18">+1</text:span><text:span text:style-name="T15">2</text:span><text:span text:style-name="T7">O</text:span><text:span text:style-name="T17">-</text:span><text:span text:style-name="T19">2</text:span><text:span text:style-name="T7"> + </text:span><text:span text:style-name="T11">3</text:span><text:span text:style-name="T7">S</text:span><text:span text:style-name="T18">0</text:span><text:span text:style-name="T17"> </text:span><text:span text:style-name="T7"><text:s/>-→-→ </text:span><text:span text:style-name="T11">4</text:span><text:span text:style-name="T7">K</text:span><text:span text:style-name="T19">+1</text:span><text:span text:style-name="T7">O</text:span><text:span text:style-name="T17">-</text:span><text:span text:style-name="T19">2</text:span><text:span text:style-name="T7">H</text:span><text:span text:style-name="T19">+1</text:span><text:span text:style-name="T7"> + </text:span><text:span text:style-name="T11">2</text:span><text:span text:style-name="T7">Cr</text:span><text:span text:style-name="T19">+3</text:span><text:span text:style-name="T14">2</text:span><text:span text:style-name="T7">O</text:span><text:span text:style-name="T17">-</text:span><text:span text:style-name="T19">2</text:span><text:span text:style-name="T14">3</text:span><text:span text:style-name="T7"> + </text:span><text:span text:style-name="T11">3</text:span><text:span text:style-name="T7">S</text:span><text:span text:style-name="T19">+4</text:span><text:span text:style-name="T7">O</text:span><text:span text:style-name="T17">-</text:span><text:span text:style-name="T19">2</text:span><text:span text:style-name="T14">2</text:span></text:p>
      <text:p text:style-name="P15"><text:span text:style-name="T7"/></text:p>
      <text:p text:style-name="P13"><text:span text:style-name="T7"/></text:p>
      <text:p text:style-name="P12"><text:span text:style-name="T7"/></text:p>
      <text:p text:style-name="P7"><text:span text:style-name="T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 style:master-page-name="">
      <loext:graphic-properties draw:fill="none"/>
      <style:paragraph-properties fo:margin-left="-0.3752in" fo:margin-right="-0.3118in" fo:text-indent="0in" style:auto-text-indent="false" style:page-number="auto" fo:background-color="transparent" text:number-lines="false" text:line-number="0">
        <style:tab-stops>
          <style:tab-stop style:position="0.0591in"/>
          <style:tab-stop style:position="3.3465in" style:type="center"/>
          <style:tab-stop style:position="7.1602in"/>
          <style:tab-stop style:position="7.3736in" style:type="right"/>
        </style:tab-stops>
      </style:paragraph-properties>
    </style:style>
    <style:style style:name="MT1" style:family="text">
      <style:text-properties fo:font-size="18pt" style:text-underline-style="solid" style:text-underline-width="auto" style:text-underline-color="font-color" officeooo:rsid="001731d8" style:font-size-asian="18pt" style:font-size-complex="1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text:tab/><text:span text:style-name="MT1">Eletroquímica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3T18:39:10.903731124</meta:creation-date>
    <dc:date>2024-10-24T17:11:16.687298828</dc:date>
    <meta:editing-duration>PT2M31S</meta:editing-duration>
    <meta:editing-cycles>3</meta:editing-cycles>
    <meta:generator>LibreOffice/24.2.5.2$Linux_X86_64 LibreOffice_project/420$Build-2</meta:generator>
    <meta:print-date>2024-10-24T17:10:53.361848850</meta:print-date>
    <meta:printed-by>PDF files</meta:printed-by>
    <meta:document-statistic meta:table-count="0" meta:image-count="0" meta:object-count="0" meta:page-count="1" meta:paragraph-count="22" meta:word-count="413" meta:character-count="2526" meta:non-whitespace-character-count="2117"/>
  </office:meta>
</office:document-meta>
</file>